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897b5" officeooo:paragraph-rsid="001897b5" style:font-weight-asian="bold" style:font-weight-complex="bold"/>
    </style:style>
    <style:style style:name="P3" style:family="paragraph" style:parent-style-name="Standard">
      <style:text-properties fo:font-weight="bold" officeooo:rsid="001897b5" officeooo:paragraph-rsid="001aa3ba" style:font-weight-asian="bold" style:font-weight-complex="bold"/>
    </style:style>
    <style:style style:name="P4" style:family="paragraph" style:parent-style-name="Standard">
      <style:text-properties fo:font-weight="bold" officeooo:rsid="001897b5" officeooo:paragraph-rsid="001c64b8" style:font-weight-asian="bold" style:font-weight-complex="bold"/>
    </style:style>
    <style:style style:name="P5" style:family="paragraph" style:parent-style-name="Standard">
      <style:text-properties fo:font-weight="bold" officeooo:rsid="001a767e" officeooo:paragraph-rsid="001a767e" style:font-weight-asian="bold" style:font-weight-complex="bold"/>
    </style:style>
    <style:style style:name="P6" style:family="paragraph" style:parent-style-name="Standard">
      <style:text-properties fo:font-weight="bold" officeooo:rsid="001a767e" officeooo:paragraph-rsid="001aa3ba" style:font-weight-asian="bold" style:font-weight-complex="bold"/>
    </style:style>
    <style:style style:name="P7" style:family="paragraph" style:parent-style-name="Standard">
      <style:text-properties fo:font-weight="bold" officeooo:rsid="001a767e" officeooo:paragraph-rsid="001c64b8" style:font-weight-asian="bold" style:font-weight-complex="bold"/>
    </style:style>
    <style:style style:name="P8" style:family="paragraph" style:parent-style-name="Standard">
      <style:text-properties fo:font-weight="bold" officeooo:rsid="001c64b8" officeooo:paragraph-rsid="001c64b8" style:font-weight-asian="bold" style:font-weight-complex="bold"/>
    </style:style>
    <style:style style:name="P9" style:family="paragraph" style:parent-style-name="Standard">
      <style:text-properties officeooo:paragraph-rsid="00162533"/>
    </style:style>
    <style:style style:name="P10" style:family="paragraph" style:parent-style-name="Standard">
      <style:text-properties officeooo:paragraph-rsid="001897b5"/>
    </style:style>
    <style:style style:name="P11" style:family="paragraph" style:parent-style-name="Standard">
      <style:text-properties officeooo:paragraph-rsid="001aa3ba"/>
    </style:style>
    <style:style style:name="P12" style:family="paragraph" style:parent-style-name="Standard">
      <style:text-properties officeooo:rsid="001aa3ba" officeooo:paragraph-rsid="001aa3ba"/>
    </style:style>
    <style:style style:name="P13" style:family="paragraph" style:parent-style-name="Standard">
      <style:text-properties officeooo:rsid="001c64b8" officeooo:paragraph-rsid="001c64b8"/>
    </style:style>
    <style:style style:name="P14" style:family="paragraph" style:parent-style-name="Standard">
      <style:text-properties officeooo:paragraph-rsid="001c64b8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1897b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1aa3b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1c64b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64b8" officeooo:paragraph-rsid="001c64b8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rsid="001897b5" officeooo:paragraph-rsid="001897b5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officeooo:rsid="001897b5" officeooo:paragraph-rsid="001aa3ba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officeooo:rsid="001897b5" officeooo:paragraph-rsid="001c64b8" style:font-weight-asian="bold" style:font-weight-complex="bold"/>
    </style:style>
    <style:style style:name="P22" style:family="paragraph" style:parent-style-name="Standard">
      <style:text-properties officeooo:rsid="00162533" officeooo:paragraph-rsid="001897b5"/>
    </style:style>
    <style:style style:name="P23" style:family="paragraph" style:parent-style-name="Standard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24" style:family="paragraph" style:parent-style-name="Standard">
      <style:text-properties fo:font-weight="normal" officeooo:rsid="001c64b8" officeooo:paragraph-rsid="001c64b8" style:font-weight-asian="normal" style:font-weight-complex="normal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fo:background-color="#ffff00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162533"/>
    </style:style>
    <style:style style:name="P27" style:family="paragraph" style:parent-style-name="Standard">
      <style:text-properties officeooo:paragraph-rsid="001c64b8"/>
    </style:style>
    <style:style style:name="P28" style:family="paragraph" style:parent-style-name="Standard">
      <style:text-properties officeooo:rsid="00240390" officeooo:paragraph-rsid="00240390"/>
    </style:style>
    <style:style style:name="P29" style:family="paragraph" style:parent-style-name="Standard">
      <style:text-properties officeooo:rsid="00240390" officeooo:paragraph-rsid="002467fe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officeooo:rsid="00240390" officeooo:paragraph-rsid="00240390" style:font-weight-asian="bold" style:font-weight-complex="bold"/>
    </style:style>
    <style:style style:name="P32" style:family="paragraph" style:parent-style-name="Standard">
      <style:text-properties fo:font-weight="bold" officeooo:rsid="00240390" officeooo:paragraph-rsid="002467fe" style:font-weight-asian="bold" style:font-weight-complex="bold"/>
    </style:style>
    <style:style style:name="P33" style:family="paragraph" style:parent-style-name="Standard">
      <style:text-properties fo:font-weight="bold" officeooo:paragraph-rsid="002467fe" style:font-weight-asian="bold" style:font-weight-complex="bold"/>
    </style:style>
    <style:style style:name="P34" style:family="paragraph" style:parent-style-name="Standard">
      <style:text-properties officeooo:paragraph-rsid="002467fe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1897b5" officeooo:paragraph-rsid="001897b5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1aa3ba" officeooo:paragraph-rsid="001aa3ba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240390" officeooo:paragraph-rsid="002467fe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paragraph-rsid="002467fe"/>
    </style:style>
    <style:style style:name="T1" style:family="text">
      <style:text-properties officeooo:rsid="001625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533" style:font-weight-asian="bold" style:font-weight-complex="bold"/>
    </style:style>
    <style:style style:name="T4" style:family="text">
      <style:text-properties officeooo:rsid="001897b5"/>
    </style:style>
    <style:style style:name="T5" style:family="text">
      <style:text-properties officeooo:rsid="001a767e"/>
    </style:style>
    <style:style style:name="T6" style:family="text">
      <style:text-properties officeooo:rsid="001aa3ba"/>
    </style:style>
    <style:style style:name="T7" style:family="text">
      <style:text-properties officeooo:rsid="001c64b8"/>
    </style:style>
    <style:style style:name="T8" style:family="text">
      <style:text-properties officeooo:rsid="001d79a7"/>
    </style:style>
    <style:style style:name="T9" style:family="text">
      <style:text-properties officeooo:rsid="001db41f"/>
    </style:style>
    <style:style style:name="T10" style:family="text">
      <style:text-properties officeooo:rsid="001fb205"/>
    </style:style>
    <style:style style:name="T11" style:family="text">
      <style:text-properties officeooo:rsid="00240390"/>
    </style:style>
    <style:style style:name="T12" style:family="text">
      <style:text-properties officeooo:rsid="00246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RP</text:p>
      <text:p text:style-name="Standard"/>
      <text:p text:style-name="P1">Nombre:</text:p>
      <text:p text:style-name="Standard"><text:tab/>Protocolo de resolución de direcciones (Address Resolution Protocol)</text:p>
      <text:p text:style-name="Standard"><text:tab/></text:p>
      <text:p text:style-name="Standard"><text:span text:style-name="T2">Características</text:span>:</text:p>
      <text:p text:style-name="Standard"><text:tab/>Pertenece al nivel de enlace -&gt; Solo funciona dentro de la red local</text:p>
      <text:p text:style-name="Standard"><text:tab/><text:span text:style-name="T1">Cada máquina guarda la información obtenida con este protocolo en una caché en memoria.</text:span></text:p>
      <text:p text:style-name="Standard"><text:tab/><text:span text:style-name="T1">Para leer esa caché existe un comando.</text:span></text:p>
      <text:p text:style-name="Standard"><text:tab/></text:p>
      <text:p text:style-name="Standard"><text:span text:style-name="T2">Función</text:span>:</text:p>
      <text:p text:style-name="Standard"><text:tab/>Averigua una MAC a partir de la dirección IP</text:p>
      <text:p text:style-name="Standard"><text:tab/></text:p>
      <text:p text:style-name="Standard"><text:span text:style-name="T2">Mensajes</text:span>:</text:p>
      <text:p text:style-name="Standard"><text:tab/>ARP Request -&gt; Mensaje de difusión (llega a todos los ordenadores de la red)</text:p>
      <text:p text:style-name="Standard"><text:tab/><text:tab/><text:tab/>"El que tenga esta IP, que me diga su MAC"</text:p>
      <text:p text:style-name="Standard"><text:tab/>ARP Reply -&gt; Mensaje que responde a la pregunta anterior. Llega solo al que hizo la <text:tab/><text:tab/><text:tab/><text:tab/>pregunta</text:p>
      <text:p text:style-name="Standard"/>
      <text:p text:style-name="P1">Casos de uso:</text:p>
      <text:p text:style-name="Standard"/>
      <text:p text:style-name="Standard"><text:tab/>- Cuando hay que rellenar MAC destino en una trama.<text:tab/></text:p>
      <text:p text:style-name="Standard"><text:tab/></text:p>
      <text:p text:style-name="P23">DNS</text:p>
      <text:p text:style-name="Standard"/>
      <text:p text:style-name="P10"><text:span text:style-name="T3">Nombre:</text:span><text:span text:style-name="T1"> </text:span></text:p>
      <text:p text:style-name="P22"><text:tab/>Domain Name System (Sistema de Nombres de Dominio)</text:p>
      <text:p text:style-name="P10"/>
      <text:p text:style-name="P2">Características:</text:p>
      <text:p text:style-name="P9"><text:tab/><text:span text:style-name="T4">Pertenece al nivel de Red</text:span></text:p>
      <text:p text:style-name="P9"><text:tab/><text:span text:style-name="T4">Se puede tener un servidor DNS en tu propia red (agiliza la resolución)</text:span></text:p>
      <text:p text:style-name="P9"><text:tab/><text:span text:style-name="T6">La resolución es por niveles (jerárquica)</text:span></text:p>
      <text:p text:style-name="P9"><text:tab/><text:span text:style-name="T11">El servidor se ejecuta en el puerto 53</text:span></text:p>
      <text:p text:style-name="P9"/>
      <text:p text:style-name="P2">Función:</text:p>
      <text:p text:style-name="P35">Aunque normalmente se dice que traduce una URL (dirección web) a una IP, también puede usarse para resolver nombres de máquina en la red local.</text:p>
      <text:p text:style-name="P15"/>
      <text:p text:style-name="P19">Mensajes:</text:p>
      <text:p text:style-name="P10"><text:tab/><text:span text:style-name="T4">DNS Request: Se le hace a un servidor DNS (de los que tenga configurados mi máquina).</text:span></text:p>
      <text:p text:style-name="P10"><text:tab/><text:tab/><text:tab/><text:span text:style-name="T5">¿A qué IP corresponde www.loquesea.loquesea?</text:span></text:p>
      <text:p text:style-name="P10"><text:tab/><text:span text:style-name="T4">DNS Reply:</text:span><text:tab/><text:span text:style-name="T5">Se responde con la Ip pública del dominio por el que se ha preguntado.</text:span></text:p>
      <text:p text:style-name="P10"/>
      <text:p text:style-name="P5">Casos de uso:</text:p>
      <text:p text:style-name="P9"><text:tab/>- <text:span text:style-name="T5">Cada vez que queremos llegar a un servidor web</text:span></text:p>
      <text:p text:style-name="P9"/>
      <text:p text:style-name="P9"/>
      <text:p text:style-name="P1"/>
      <text:p text:style-name="P37">ICMP</text:p>
      <text:p text:style-name="Standard"/>
      <text:p text:style-name="P11"><text:span text:style-name="T3">Nombre:</text:span><text:span text:style-name="T1"> </text:span></text:p>
      <text:p text:style-name="P12"><text:tab/>Internet Control Message Protocol</text:p>
      <text:p text:style-name="P11"/>
      <text:p text:style-name="P3">Características:</text:p>
      <text:p text:style-name="P11"><text:tab/><text:span text:style-name="T4">Pertenece al nivel de Red</text:span></text:p>
      <text:p text:style-name="P11"><text:tab/><text:span text:style-name="T6">Tiene varios mensajes, pero es conocido por ping</text:span></text:p>
      <text:p text:style-name="P11"/>
      <text:p text:style-name="P3">Función:</text:p>
      <text:p text:style-name="P36">Comprobar estado conexión entre dos máquinas</text:p>
      <text:p text:style-name="P16"/>
      <text:p text:style-name="P20">Mensajes:</text:p>
      <text:p text:style-name="P11"><text:tab/><text:span text:style-name="T6">Echo </text:span><text:span text:style-name="T4">Request: Se le hace a un</text:span><text:span text:style-name="T6">a máquina para que me responda si es posible</text:span></text:p>
      <text:p text:style-name="P11"><text:tab/><text:span text:style-name="T6">Echo</text:span><text:span text:style-name="T4"> Reply:</text:span><text:tab/><text:span text:style-name="T6">La respuesta al Echo Request</text:span></text:p>
      <text:p text:style-name="P11"><text:tab/><text:span text:style-name="T6">Otros mensajes: Destino Inalcanzable, Tiempo Agotado (Time Out)...</text:span></text:p>
      <text:p text:style-name="P11"/>
      <text:p text:style-name="P6">Casos de uso:</text:p>
      <text:p text:style-name="P16">- <text:span text:style-name="T6">Para comprobar si dos máquinas pueden comunicarse.</text:span></text:p>
      <text:p text:style-name="P16">- <text:span text:style-name="T6">Para comprobar la calidad de la conexión.</text:span></text:p>
      <text:p text:style-name="P16">- <text:span text:style-name="T6">Para comprobar la latencia.</text:span></text:p>
      <text:p text:style-name="P16"/>
      <text:p text:style-name="P23">DHCP</text:p>
      <text:p text:style-name="Standard"/>
      <text:p text:style-name="P8">Nombre: </text:p>
      <text:p text:style-name="P24"><text:tab/>Dynamic Host Configuration Protocol (Protocolo de Configuración Dinámica de Hosts)</text:p>
      <text:p text:style-name="Standard"/>
      <text:p text:style-name="P4">Características:</text:p>
      <text:p text:style-name="P14"><text:tab/><text:span text:style-name="T9">Te presta una configuración por un tiempo concreto (Lease Time)</text:span></text:p>
      <text:p text:style-name="P14"><text:tab/><text:span text:style-name="T9">Se pueden establecer reservas de IP en el servidor DHCP (Ips fijas para máquinas concretas)</text:span></text:p>
      <text:p text:style-name="P14"><text:tab/><text:span text:style-name="T11">Se usan los puertos 67 (servidor) y 68 (cliente)</text:span></text:p>
      <text:p text:style-name="P14"/>
      <text:p text:style-name="P4">Función:</text:p>
      <text:p text:style-name="P18">Proporcionar una configuración IP a un ordenador de forma automática <text:span text:style-name="T9">sin tener que llevar un control de las IP que quedan libres.</text:span></text:p>
      <text:p text:style-name="P17"/>
      <text:p text:style-name="P21">Mensajes:</text:p>
      <text:p text:style-name="P14"><text:tab/><text:span text:style-name="T7">DISCOVER: </text:span><text:span text:style-name="T8">(C→Todos)</text:span><text:span text:style-name="T7"> </text:span><text:span text:style-name="T8">¿Hay algún servidor DHCP que pueda ayudarme?</text:span></text:p>
      <text:p text:style-name="P14"><text:tab/><text:span text:style-name="T7">OFFER: </text:span><text:span text:style-name="T8">(S→C) Yo soy un servidor y puedo prestarte esta configuración</text:span></text:p>
      <text:p text:style-name="P13"><text:tab/>REQUEST: <text:span text:style-name="T8">(C→S) Me parece bien, gracias </text:span></text:p>
      <text:p text:style-name="P13"><text:tab/>ACK: <text:span text:style-name="T8">(S→C ): Pues tomo nota y esta configuración ya es tuya por un ratito.</text:span></text:p>
      <text:p text:style-name="P14"/>
      <text:p text:style-name="P7">Casos de uso:</text:p>
      <text:p text:style-name="P17">- <text:span text:style-name="T7">Cuando se enciende una máquina que no tiene la red configurada manualmente.</text:span></text:p>
      <text:p text:style-name="P17">- Si<text:span text:style-name="T9"> NO hay servidores DHCP no hay ofertas, el PC se autoconfigura (APIPA) </text:span><text:span text:style-name="T10">con una 169.254.x.x</text:span></text:p>
      <text:p text:style-name="P17">- <text:span text:style-name="T10">Si hay más de un servidor DHCP, vienen problemas.</text:span></text:p>
      <text:p text:style-name="Standard"/>
      <text:p text:style-name="Standard"/>
      <text:p text:style-name="P38">SNAT</text:p>
      <text:p text:style-name="Standard"/>
      <text:p text:style-name="P31">Nombre:</text:p>
      <text:p text:style-name="P28"><text:tab/>Source Network Address Translation (Traducción de Direcciones de Red en el Origen)</text:p>
      <text:p text:style-name="Standard"/>
      <text:p text:style-name="P31">Utilidad:</text:p>
      <text:p text:style-name="P28"><text:tab/>Sustituir en el campo IP origen la IP privada por la IP pública del router.</text:p>
      <text:p text:style-name="P28"/>
      <text:p text:style-name="P31">Características:</text:p>
      <text:p text:style-name="Standard"><text:tab/><text:span text:style-name="T11">Debe deshacerse cuando llega la respuesta a la petición.</text:span></text:p>
      <text:p text:style-name="Standard"><text:tab/><text:span text:style-name="T11">El router sabe a que ordenador reenviar la respuesta basándose en el número de puerto</text:span></text:p>
      <text:p text:style-name="Standard"/>
      <text:p text:style-name="Standard"/>
      <text:p text:style-name="P1">DNAT</text:p>
      <text:p text:style-name="P1"/>
      <text:p text:style-name="P32">Nombre:</text:p>
      <text:p text:style-name="P29"><text:tab/><text:span text:style-name="T12">Destination</text:span> Network Address Translation (Traducción de Direcciones de Red en el <text:span text:style-name="T12">Destino</text:span>)</text:p>
      <text:p text:style-name="P34"/>
      <text:p text:style-name="P29"><text:span text:style-name="T2">Utilidad:</text:span></text:p>
      <text:p text:style-name="P29"><text:span text:style-name="T2"/></text:p>
      <text:p text:style-name="P39">Sustituir en el campo IP <text:span text:style-name="T12">destino</text:span> la IP p<text:span text:style-name="T12">ública proporcionada por el servidor DNS</text:span> por la IP p<text:span text:style-name="T12">rivada del servidor concreto que va a atender esa petición</text:span>.</text:p>
      <text:p text:style-name="P29"/>
      <text:p text:style-name="P32">Características:</text:p>
      <text:p text:style-name="P34"><text:tab/></text:p>
      <text:p text:style-name="P40"><text:span text:style-name="T11">El router sabe a que ordenador reenviar la </text:span><text:span text:style-name="T12">petición mirando el puerto destino y teniendo guardada información de qué servicios ofrece cada máquina de la red.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8:44:53.911049031</meta:creation-date>
    <dc:date>2022-10-21T13:13:14.066820674</dc:date>
    <meta:editing-duration>PT15M3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85" meta:word-count="591" meta:character-count="3571" meta:non-whitespace-character-count="3005"/>
  </office:meta>
</office:document-meta>
</file>